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d2087" officeooo:paragraph-rsid="001d208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23615902" text:style-name="L1">
        <text:list-item>
          <text:p text:style-name="P1">Normal model: base line Xilinx</text:p>
        </text:list-item>
        <text:list-item>
          <text:p text:style-name="P1">freezed: normal model + for to use A,B,C,D, P, carrycasout registers</text:p>
        </text:list-item>
        <text:list-item>
          <text:p text:style-name="P1">proposed: our model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38:08.122864761</meta:creation-date>
    <dc:date>2018-11-06T10:39:24.990706029</dc:date>
    <meta:editing-duration>PT1M17S</meta:editing-duration>
    <meta:editing-cycles>1</meta:editing-cycles>
    <meta:document-statistic meta:table-count="0" meta:image-count="0" meta:object-count="0" meta:page-count="1" meta:paragraph-count="4" meta:word-count="23" meta:character-count="125" meta:non-whitespace-character-count="109"/>
    <meta:generator>LibreOffice/6.0.6.2$Linux_X86_64 LibreOffice_project/00m0$Build-2</meta:generator>
  </office:meta>
</office:document-meta>
</file>